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1.799cm"/>
        </style:tab-stops>
      </style:paragraph-properties>
      <style:text-properties officeooo:rsid="000b2d95" officeooo:paragraph-rsid="000b2d95"/>
    </style:style>
    <style:style style:name="P2" style:family="paragraph" style:parent-style-name="Standard">
      <style:paragraph-properties>
        <style:tab-stops>
          <style:tab-stop style:position="1.799cm"/>
        </style:tab-stops>
      </style:paragraph-properties>
      <style:text-properties officeooo:paragraph-rsid="000b2d95"/>
    </style:style>
    <style:style style:name="P3" style:family="paragraph" style:parent-style-name="Standard">
      <style:paragraph-properties>
        <style:tab-stops>
          <style:tab-stop style:position="1.799cm"/>
        </style:tab-stops>
      </style:paragraph-properties>
      <style:text-properties officeooo:paragraph-rsid="001cef52"/>
    </style:style>
    <style:style style:name="P4" style:family="paragraph" style:parent-style-name="Standard">
      <style:paragraph-properties>
        <style:tab-stops>
          <style:tab-stop style:position="1.799cm"/>
        </style:tab-stops>
      </style:paragraph-properties>
      <style:text-properties officeooo:paragraph-rsid="001e4b95"/>
    </style:style>
    <style:style style:name="P5" style:family="paragraph" style:parent-style-name="Standard">
      <style:paragraph-properties>
        <style:tab-stops>
          <style:tab-stop style:position="1.799cm"/>
        </style:tab-stops>
      </style:paragraph-properties>
      <style:text-properties officeooo:rsid="0013efc6" officeooo:paragraph-rsid="000b2d95"/>
    </style:style>
    <style:style style:name="P6" style:family="paragraph" style:parent-style-name="Standard">
      <style:paragraph-properties>
        <style:tab-stops>
          <style:tab-stop style:position="1.799cm"/>
        </style:tab-stops>
      </style:paragraph-properties>
      <style:text-properties officeooo:rsid="001986bf" officeooo:paragraph-rsid="001986bf"/>
    </style:style>
    <style:style style:name="P7" style:family="paragraph" style:parent-style-name="Standard">
      <style:paragraph-properties>
        <style:tab-stops>
          <style:tab-stop style:position="1.799cm"/>
        </style:tab-stops>
      </style:paragraph-properties>
      <style:text-properties officeooo:rsid="001b3fdf" officeooo:paragraph-rsid="001b3fdf"/>
    </style:style>
    <style:style style:name="P8" style:family="paragraph" style:parent-style-name="Standard">
      <style:paragraph-properties>
        <style:tab-stops>
          <style:tab-stop style:position="1.799cm"/>
        </style:tab-stops>
      </style:paragraph-properties>
      <style:text-properties officeooo:rsid="001bcb3d" officeooo:paragraph-rsid="001bcb3d"/>
    </style:style>
    <style:style style:name="T1" style:family="text">
      <style:text-properties officeooo:rsid="001986bf"/>
    </style:style>
    <style:style style:name="T2" style:family="text">
      <style:text-properties officeooo:rsid="000b2d95"/>
    </style:style>
    <style:style style:name="T3" style:family="text">
      <style:text-properties officeooo:rsid="001b3fdf"/>
    </style:style>
    <style:style style:name="T4" style:family="text">
      <style:text-properties officeooo:rsid="001bcb3d"/>
    </style:style>
    <style:style style:name="T5" style:family="text">
      <style:text-properties officeooo:rsid="001cef52"/>
    </style:style>
    <style:style style:name="T6" style:family="text">
      <style:text-properties officeooo:rsid="001cfd51"/>
    </style:style>
    <style:style style:name="T7" style:family="text">
      <style:text-properties officeooo:rsid="001e4b95"/>
    </style:style>
    <style:style style:name="T8" style:family="text">
      <style:text-properties officeooo:rsid="001e8f3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uno : Victor Jorge Carvalho Chaves</text:p>
      <text:p text:style-name="P2"><text:span text:style-name="T2">R.A : 156.740</text:span></text:p>
      <text:p text:style-name="P2"/>
      <text:p text:style-name="P2"><text:span text:style-name="T2">Relatório da Palestra : </text:span><text:span text:style-name="T1">Modelagem e análise da robustez de redes áreas temporais </text:span></text:p>
      <text:p text:style-name="P5"/>
      <text:p text:style-name="P6">O Palestrante traz o seu trabalho de mestrado, a análise da robustez da rede de transporte aéreo, que são muito importantes porque o cancelamento de um vôo afetará outros vôos também. Outra ponto levantado pelo apresentador é a verificação de outros trabalhos sobre o assunto, que não consideraram o aspecto temporal do tema.</text:p>
      <text:p text:style-name="P6">Após essas considerações, ele começa uma busca de estudos sobre o assunto, encontranto uma variedade de pesquisas envolvendo redes complexas e redes temporais com focos em robustez, centralidade e vulnerabilidade. <text:span text:style-name="T3">Após isso, ele encontra 6 tipos de redes temporais, para assim identificar qual delas é a mais eficiente, sendo essas redes a Rede Agregada, Multicamada, Event Graph, Transmission Graph, Afine Graph e Reachable Graph.</text:span></text:p>
      <text:p text:style-name="P7">Ele percorre por cada rede temporal estudada, explicando a metodologia e abordagem de cada um, assim já tendo conhecimento desses métodos ele foca nos objetivos do projeto, que será representar via redes complexas informações temporais das redes áreas, adaptar ou criar métricas de centralidade de vértices nas redes áreas considerando efeitos temporais e desenvolver uma metodologia de avaliação de robustez de redes aéreas temporais.</text:p>
      <text:p text:style-name="P7">Após isso, ele aborda as metodologias e propostas abordadas por ele, mostrando em detalhes os conhecimentos, métodos e algortimos usados. Apresentando o conteúdo com gráficos de grafo para explicação de seu estudo. <text:span text:style-name="T4">Essa pesquisa usou de dados abertos por empresas estadunidenses e brasileiras.</text:span></text:p>
      <text:p text:style-name="P8">Com a apresentação dos métodos usados, ele faz a comparação dos métodos apresentados, <text:span text:style-name="T5">considerando da contexto, brasileiro e estadunidense, fazendo várias visibilidades em parãmetros de <text:s/>eficiência, perdas, centralidade, robustez e vulnerabilidade.</text:span></text:p>
      <text:p text:style-name="P3"><text:span text:style-name="T5">Com essas comparações e considerações, </text:span><text:span text:style-name="T6">o apresentador chegar na conclusão nas principais diferenças entre os métodos, envolvendo os aspectos, de robustez, vulnerabilidade, perdas e outros pontos. Com isso, contribuindo em novas representações de aspectos de redes aéreas, adaptação de métodos de centralidade clássicas para redes aéreas temporais como o desenvolvimento de uma forma mais eficiente de encontrar o caminho mais próximo entre 2 aeroportos.</text:span></text:p>
      <text:p text:style-name="P4"><text:span text:style-name="T7">A apresentação foi bastante técnica e detalhada, podendo assim se perder um pouco no robusto e complexo conteúdo, para alguém da área pode ter sido uma boa experiências, mas em uma visão leiga mais confuso que algo a aprender, </text:span><text:span text:style-name="T8">porém tem</text:span><text:span text:style-name="T7"> conhecimentos interessantes como método de aproximação e de pesquisa de um problem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5T21:52:38.003265996</meta:creation-date>
    <dc:date>2022-07-14T23:01:04.184690035</dc:date>
    <meta:editing-duration>PT18M55S</meta:editing-duration>
    <meta:editing-cycles>5</meta:editing-cycles>
    <meta:generator>LibreOffice/6.4.7.2$Linux_X86_64 LibreOffice_project/40$Build-2</meta:generator>
    <meta:document-statistic meta:table-count="0" meta:image-count="0" meta:object-count="0" meta:page-count="1" meta:paragraph-count="10" meta:word-count="394" meta:character-count="2636" meta:non-whitespace-character-count="2250"/>
  </office:meta>
</office:document-meta>
</file>